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423cm"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 style:list-style-name="WW8Num1">
      <style:paragraph-properties fo:margin-top="0cm" fo:margin-bottom="0.423cm" fo:line-height="150%"/>
    </style:style>
    <style:style style:name="P3" style:family="paragraph" style:parent-style-name="Standard">
      <style:paragraph-properties fo:margin-top="0cm" fo:margin-bottom="0.423cm" fo:line-height="150%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filtri):</text:p>
      <text:list text:style-name="WW8Num1">
        <text:list-item>
          <text:p text:style-name="P2"><text:span text:style-name="T1">Aprire</text:span><text:span text:style-name="T2"> il file </text:span><text:span text:style-name="T3">vendite_03-05</text:span><text:span text:style-name="T2">.</text:span></text:p>
        </text:list-item>
      </text:list>
      <text:p text:style-name="P3"/>
      <text:list text:style-name="WW8Num1" text:continue-numbering="true">
        <text:list-item>
          <text:p text:style-name="P2"><text:span text:style-name="T1">Visualizzare</text:span><text:span text:style-name="T2"> le vendite in cui è stato applicato uno </text:span><text:span text:style-name="T4">sconto</text:span><text:span text:style-name="T2">.<text:line-break/></text:span><text:span text:style-name="T1">Copiare</text:span><text:span text:style-name="T2"> il risultato in un nuovo foglio, chiamato “</text:span><text:span text:style-name="T4">2003-2005SC</text:span><text:span text:style-name="T2">”.<text:line-break/></text:span><text:span text:style-name="T1">Calcolare</text:span><text:span text:style-name="T2"> la percentuale di sconto applicata.</text:span></text:p>
        </text:list-item>
      </text:list>
      <text:p text:style-name="P3"/>
      <text:list text:style-name="WW8Num1" text:continue-numbering="true">
        <text:list-item>
          <text:p text:style-name="P2"><text:span text:style-name="T1">Tornare</text:span><text:span text:style-name="T2"> al primo foglio e togliere il filtro.<text:line-break/></text:span><text:span text:style-name="T1">Visualizzare</text:span><text:span text:style-name="T2"> le vendite di </text:span><text:span text:style-name="T3">Verdi</text:span><text:span text:style-name="T2"> al </text:span><text:span text:style-name="T3">Nord</text:span><text:span text:style-name="T2"> nel </text:span><text:span text:style-name="T3">2004</text:span><text:span text:style-name="T2">.<text:line-break/></text:span><text:span text:style-name="T1">Copiare</text:span><text:span text:style-name="T2"> il risultato in un nuovo foglio, chiamato “</text:span><text:span text:style-name="T4">Verdi-N-04</text:span><text:span text:style-name="T2">”.<text:line-break/></text:span><text:span text:style-name="T1">Calcolare</text:span><text:span text:style-name="T2"> il totale complessivo di queste.</text:span></text:p>
        </text:list-item>
      </text:list>
      <text:p text:style-name="P3"/>
      <text:list text:style-name="WW8Num1" text:continue-numbering="true">
        <text:list-item>
          <text:p text:style-name="P2"><text:span text:style-name="T1">Tornare</text:span><text:span text:style-name="T2"> al primo foglio e togliere il filtro.<text:line-break/></text:span><text:span text:style-name="T1">Visualizzare</text:span><text:span text:style-name="T2"> solo i </text:span><text:span text:style-name="T3">primi tre</text:span><text:span text:style-name="T2"> importi </text:span><text:span text:style-name="T4">più bassi</text:span><text:span text:style-name="T2">.<text:line-break/></text:span><text:span text:style-name="T1">Scrivere</text:span><text:span text:style-name="T2">, nella cella A116, il nome del venditore responsabile.</text:span></text:p>
        </text:list-item>
      </text:list>
      <text:p text:style-name="P3"/>
      <text:list text:style-name="WW8Num1" text:continue-numbering="true">
        <text:list-item>
          <text:p text:style-name="P2"><text:span text:style-name="T1">Togliere</text:span><text:span text:style-name="T2"> il filtro.<text:line-break/></text:span><text:span text:style-name="T1">Visualizzare</text:span><text:span text:style-name="T2"> i dati sia di </text:span><text:span text:style-name="T3">Verdi</text:span><text:span text:style-name="T2"> che di </text:span><text:span text:style-name="T3">Rossi</text:span><text:span text:style-name="T2"> per il </text:span><text:span text:style-name="T3">Software</text:span><text:span text:style-name="T2"> i cui </text:span><text:span text:style-name="T3">Importi</text:span><text:span text:style-name="T2"> siano </text:span><text:span text:style-name="T4">compresi tra 10 e 20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filtri automatici):</dc:title>
    <meta:initial-creator>Marco</meta:initial-creator>
    <meta:creation-date>2006-07-13T15:51:00</meta:creation-date>
    <dc:creator>Marco</dc:creator>
    <dc:date>2006-07-13T15:51:00</dc: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17" meta:character-count="703"/>
  </office:meta>
</office:document-meta>
</file>